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45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7.8799in"/>
    </style:style>
    <style:style style:name="co6" style:family="table-column">
      <style:table-column-properties fo:break-before="auto" style:column-width="9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Total order prices</text:p>
          </table:table-cell>
          <table:table-cell office:value-type="string" calcext:value-type="string">
            <text:p>Purpose/Reason for selection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Provide negative voltage to op-amp / Simplicity of circuit, low cost, in-stock, high efficiency (low heat), ease of soldering, small size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  <table:table-cell table:formula="of:=SUM([.E1:.E1000])" office:value-type="float" office:value="94.87" calcext:value-type="float">
            <text:p>94.87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formula="of:=PRODUCT([.C3:.D3])" office:value-type="float" office:value="0.52" calcext:value-type="float">
            <text:p>0.52</text:p>
          </table:table-cell>
          <table:table-cell office:value-type="string" calcext:value-type="string">
            <text:p>Needed for voltage inverter circuit / low price, low ESR, available, high reliability, sufficient capacitance.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  <table:table-cell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Required for cold junction compensation of thermocouples/ small size, low power draw, accurate, wide temperature range, available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  <table:table-cell/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For multiplexing thermocouples / low price, allows for both poles of thermocouple to be switched through one multiplexer, low power, cold weather operation, available, cheap.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  <table:table-cell/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Main power supply. 5V rail.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  <table:table-cell/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OPA835IDBVR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formula="of:=PRODUCT([.C7:.D7])" office:value-type="float" office:value="0" calcext:value-type="float">
            <text:p>0</text:p>
          </table:table-cell>
          <table:table-cell office:value-type="string" calcext:value-type="string">
            <text:p>For non-inverting differential addition after instrumentional amplifier circuit/ high speed, low power, simple, CAD available</text:p>
          </table:table-cell>
          <table:table-cell office:value-type="string" calcext:value-type="string">
            <text:p><text:a xlink:href="https://www.digikey.com/en/products/detail/texas-instruments/OPA835IDBVR/2695863" xlink:type="simple">https://www.digikey.com/en/products/detail/texas-instruments/OPA835IDBVR/2695863</text:a>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formula="of:=PRODUCT([.C8:.D8])" office:value-type="float" office:value="3.9" calcext:value-type="float">
            <text:p>3.9</text:p>
          </table:table-cell>
          <table:table-cell office:value-type="string" calcext:value-type="string">
            <text:p>Converts analog voltage to digital output readable by rasberry pi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  <table:table-cell/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formula="of:=PRODUCT([.C9:.D9])" office:value-type="float" office:value="5.8" calcext:value-type="float">
            <text:p>5.8</text:p>
          </table:table-cell>
          <table:table-cell office:value-type="string" calcext:value-type="string">
            <text:p>Needed to amplify voltage from thermocouples/ CAD model available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  <table:table-cell/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10:.D10])" office:value-type="float" office:value="2.36" calcext:value-type="float">
            <text:p>2.36</text:p>
          </table:table-cell>
          <table:table-cell office:value-type="string" calcext:value-type="string">
            <text:p>High accuracy Reference for ADC that allows for digital voltage matching with rasberry pi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  <table:table-cell/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formula="of:=PRODUCT([.C11:.D11])" office:value-type="float" office:value="1.94" calcext:value-type="float">
            <text:p>1.94</text:p>
          </table:table-cell>
          <table:table-cell office:value-type="string" calcext:value-type="string">
            <text:p>Provides 3.3 volts of power for op-amps to save the 3.3V regulator for the ADC/ low cost, simple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  <table:table-cell/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2];[.D12])" office:value-type="float" office:value="6.13" calcext:value-type="float">
            <text:p>6.13</text:p>
          </table:table-cell>
          <table:table-cell office:value-type="string" calcext:value-type="string">
            <text:p>Provides 12 Volts for the Load transmitter/ cheap, simple, reliable, available, fixed output, variable input.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  <table:table-cell/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3:.D13])" office:value-type="float" office:value="2.47" calcext:value-type="float">
            <text:p>2.47</text:p>
          </table:table-cell>
          <table:table-cell office:value-type="string" calcext:value-type="string">
            <text:p>Shuts off N-fet under reverse-polarity protection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  <table:table-cell/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PRODUCT([.C14:.D14])" office:value-type="float" office:value="0.4" calcext:value-type="float">
            <text:p>0.4</text:p>
          </table:table-cell>
          <table:table-cell office:value-type="string" calcext:value-type="string">
            <text:p>Allows current to flow through when batteries are inserted correctly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  <table:table-cell/>
        </table:table-row>
        <table:table-row table:style-name="ro1">
          <table:table-cell table:number-columns-repeated="4"/>
          <table:table-cell table:formula="of:=PRODUCT([.C15:.D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16:.D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17:.D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18:.D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 COSTS</text:p>
          </table:table-cell>
          <table:table-cell table:number-columns-repeated="3"/>
          <table:table-cell table:formula="of:=PRODUCT([.C19:.D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PRODUCT([.C20:.D20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8650" calcext:value-type="float">
            <text:p>186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C21:.D2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c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C22:.D2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23:.D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24:.D24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7:42:37.551289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2:24:36.748143160</meta:creation-date>
    <dc:date>2023-10-16T18:06:49.187007424</dc:date>
    <meta:editing-duration>P1DT4H29M40S</meta:editing-duration>
    <meta:editing-cycles>17</meta:editing-cycles>
    <meta:generator>LibreOffice/7.6.0.3$Linux_X86_64 LibreOffice_project/60$Build-3</meta:generator>
    <meta:document-statistic meta:table-count="1" meta:cell-count="121" meta:object-count="0"/>
  </office:meta>
</office:document-meta>
</file>